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125in" fo:margin-left="0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0.4618in"/>
    </style:style>
    <style:style style:name="Table1.C" style:family="table-column">
      <style:table-column-properties style:column-width="0.5632in"/>
    </style:style>
    <style:style style:name="Table1.D" style:family="table-column">
      <style:table-column-properties style:column-width="2.766in"/>
    </style:style>
    <style:style style:name="Table1.E" style:family="table-column">
      <style:table-column-properties style:column-width="0.6465in"/>
    </style:style>
    <style:style style:name="Table1.F" style:family="table-column">
      <style:table-column-properties style:column-width="1.8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e3338" officeooo:paragraph-rsid="001e3338"/>
    </style:style>
    <style:style style:name="P2" style:family="paragraph" style:parent-style-name="Standard">
      <style:text-properties officeooo:paragraph-rsid="001de30b"/>
    </style:style>
    <style:style style:name="P3" style:family="paragraph" style:parent-style-name="Standard">
      <style:text-properties officeooo:rsid="0024c2f3" officeooo:paragraph-rsid="0024c2f3"/>
    </style:style>
    <style:style style:name="P4" style:family="paragraph" style:parent-style-name="Table_20_Contents">
      <style:text-properties officeooo:rsid="00132215" officeooo:paragraph-rsid="001de30b"/>
    </style:style>
    <style:style style:name="P5" style:family="paragraph" style:parent-style-name="Table_20_Contents">
      <style:text-properties officeooo:rsid="00132215" officeooo:paragraph-rsid="0022ca6e"/>
    </style:style>
    <style:style style:name="P6" style:family="paragraph" style:parent-style-name="Table_20_Contents">
      <style:text-properties officeooo:rsid="00150ee5" officeooo:paragraph-rsid="001de30b"/>
    </style:style>
    <style:style style:name="P7" style:family="paragraph" style:parent-style-name="Table_20_Contents">
      <style:text-properties officeooo:rsid="00182048" officeooo:paragraph-rsid="001de30b"/>
    </style:style>
    <style:style style:name="P8" style:family="paragraph" style:parent-style-name="Table_20_Contents">
      <style:text-properties officeooo:rsid="0016a84b" officeooo:paragraph-rsid="001de30b"/>
    </style:style>
    <style:style style:name="P9" style:family="paragraph" style:parent-style-name="Table_20_Contents">
      <style:text-properties officeooo:rsid="001ee90a" officeooo:paragraph-rsid="001ee90a"/>
    </style:style>
    <style:style style:name="P10" style:family="paragraph" style:parent-style-name="Table_20_Contents">
      <style:text-properties officeooo:rsid="001ee90a" officeooo:paragraph-rsid="0022ca6e"/>
    </style:style>
    <style:style style:name="P11" style:family="paragraph" style:parent-style-name="Table_20_Contents">
      <style:text-properties officeooo:rsid="001b6a3b" officeooo:paragraph-rsid="001ee90a"/>
    </style:style>
    <style:style style:name="P12" style:family="paragraph" style:parent-style-name="Table_20_Contents">
      <style:text-properties officeooo:rsid="001b6a3b" officeooo:paragraph-rsid="001f60ac"/>
    </style:style>
    <style:style style:name="P13" style:family="paragraph" style:parent-style-name="Table_20_Contents">
      <style:text-properties officeooo:rsid="001b6a3b" officeooo:paragraph-rsid="0022ca6e"/>
    </style:style>
    <style:style style:name="P14" style:family="paragraph" style:parent-style-name="Table_20_Contents">
      <style:text-properties officeooo:paragraph-rsid="001ee90a"/>
    </style:style>
    <style:style style:name="P15" style:family="paragraph" style:parent-style-name="Table_20_Contents">
      <style:text-properties officeooo:paragraph-rsid="001f60ac"/>
    </style:style>
    <style:style style:name="P16" style:family="paragraph" style:parent-style-name="Table_20_Contents">
      <style:text-properties officeooo:rsid="00211e5e" officeooo:paragraph-rsid="00211e5e"/>
    </style:style>
    <style:style style:name="P17" style:family="paragraph" style:parent-style-name="Table_20_Contents">
      <style:text-properties officeooo:rsid="00211e5e" officeooo:paragraph-rsid="0022ca6e"/>
    </style:style>
    <style:style style:name="P18" style:family="paragraph" style:parent-style-name="Table_20_Contents">
      <style:text-properties officeooo:rsid="0022ca6e" officeooo:paragraph-rsid="0022ca6e"/>
    </style:style>
    <style:style style:name="P19" style:family="paragraph" style:parent-style-name="Table_20_Contents">
      <style:text-properties officeooo:paragraph-rsid="0022ca6e"/>
    </style:style>
    <style:style style:name="P20" style:family="paragraph" style:parent-style-name="Table_20_Contents">
      <style:text-properties officeooo:rsid="0024c2f3" officeooo:paragraph-rsid="0024c2f3"/>
    </style:style>
    <style:style style:name="P21" style:family="paragraph" style:parent-style-name="Table_20_Contents">
      <style:text-properties officeooo:rsid="00269dde" officeooo:paragraph-rsid="00269dde"/>
    </style:style>
    <style:style style:name="T1" style:family="text">
      <style:text-properties officeooo:rsid="001de30b"/>
    </style:style>
    <style:style style:name="T2" style:family="text">
      <style:text-properties officeooo:rsid="001cb38e"/>
    </style:style>
    <style:style style:name="T3" style:family="text">
      <style:text-properties officeooo:rsid="001b6a3b"/>
    </style:style>
    <style:style style:name="T4" style:family="text">
      <style:text-properties officeooo:rsid="001cf0e6"/>
    </style:style>
    <style:style style:name="T5" style:family="text">
      <style:text-properties officeooo:rsid="0022ca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Simple Experiments with my own methods</text:h>
      <text:p text:style-name="P1"/>
      <text:p text:style-name="P1">I do the experiments from in the order of before, and check the effect of them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>ID</text:p>
          </table:table-cell>
          <table:table-cell table:style-name="Table1.A1" office:value-type="string">
            <text:p text:style-name="P4">Model ID</text:p>
          </table:table-cell>
          <table:table-cell table:style-name="Table1.A1" office:value-type="string">
            <text:p text:style-name="P4">Data ID</text:p>
          </table:table-cell>
          <table:table-cell table:style-name="Table1.A1" office:value-type="string">
            <text:p text:style-name="P4">Method</text:p>
          </table:table-cell>
          <table:table-cell table:style-name="Table1.A1" office:value-type="string">
            <text:p text:style-name="P4">Result</text:p>
          </table:table-cell>
          <table:table-cell table:style-name="Table1.F1" office:value-type="string">
            <text:p text:style-name="P6">Conclusion</text:p>
          </table:table-cell>
        </table:table-row>
        <table:table-row>
          <table:table-cell table:style-name="Table1.A2" office:value-type="string">
            <text:p text:style-name="P5">1.1_<text:span text:style-name="T1">2</text:span></text:p>
            <text:p text:style-name="P5"><text:span text:style-name="T1">Case 1.1</text:span></text:p>
          </table:table-cell>
          <table:table-cell table:style-name="Table1.A2" office:value-type="string">
            <text:p text:style-name="P4">M1</text:p>
          </table:table-cell>
          <table:table-cell table:style-name="Table1.A2" office:value-type="string">
            <text:p text:style-name="P4">D1.2</text:p>
          </table:table-cell>
          <table:table-cell table:style-name="Table1.A2" office:value-type="string">
            <text:p text:style-name="P9">Dfg with directly follow relation</text:p>
            <text:p text:style-name="P17">Assign Df: 0.<text:span text:style-name="T5">2</text:span></text:p>
            <text:p text:style-name="P9">weights: 1.0 <text:s/>1.0 <text:s/>1.0</text:p>
          </table:table-cell>
          <table:table-cell table:style-name="Table1.A2" office:value-type="string">
            <text:p text:style-name="P4">R1.1</text:p>
          </table:table-cell>
          <table:table-cell table:style-name="Table1.F2" office:value-type="string">
            <text:p text:style-name="P14"><text:span text:style-name="T3">New </text:span>Model: </text:p>
            <text:p text:style-name="P14">TP: <text:span text:style-name="T4">50</text:span> <text:s text:c="2"/>FN: <text:span text:style-name="T2">0</text:span></text:p>
            <text:p text:style-name="P14">FP: <text:span text:style-name="T3">0</text:span> <text:s text:c="2"/>TN: <text:span text:style-name="T4">50</text:span></text:p>
            <text:p text:style-name="P14"/>
            <text:p text:style-name="P11">good <text:span text:style-name="T2">recall </text:span>and precision.</text:p>
          </table:table-cell>
        </table:table-row>
        <table:table-row>
          <table:table-cell table:style-name="Table1.A2" office:value-type="string">
            <text:p text:style-name="P20">1.12_13 Case <text:s/>1.3</text:p>
          </table:table-cell>
          <table:table-cell table:style-name="Table1.A2" office:value-type="string">
            <text:p text:style-name="P20">M1</text:p>
          </table:table-cell>
          <table:table-cell table:style-name="Table1.A2" office:value-type="string">
            <text:p text:style-name="P20">D1.9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1">R1.12</text:p>
          </table:table-cell>
          <table:table-cell table:style-name="Table1.F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4">1.3_<text:span text:style-name="T1">4</text:span></text:p>
            <text:p text:style-name="P18">Case 1.4</text:p>
          </table:table-cell>
          <table:table-cell table:style-name="Table1.A2" office:value-type="string">
            <text:p text:style-name="P4">M1</text:p>
          </table:table-cell>
          <table:table-cell table:style-name="Table1.A2" office:value-type="string">
            <text:p text:style-name="P7">D1.3</text:p>
          </table:table-cell>
          <table:table-cell table:style-name="Table1.A2" office:value-type="string">
            <text:p text:style-name="P10">Dfg with directly follow relation</text:p>
            <text:p text:style-name="P16">Assign Df: 0.<text:span text:style-name="T5">2</text:span></text:p>
            <text:p text:style-name="P16">Weight: <text:span text:style-name="T5">1.0</text:span>, 1.0 , 1.0</text:p>
            <text:p text:style-name="P4"/>
          </table:table-cell>
          <table:table-cell table:style-name="Table1.A2" office:value-type="string">
            <text:p text:style-name="P8">R1.3</text:p>
          </table:table-cell>
          <table:table-cell table:style-name="Table1.F2" office:value-type="string">
            <text:p text:style-name="P15"><text:span text:style-name="T3">New </text:span>Model: </text:p>
            <text:p text:style-name="P15">TP: <text:span text:style-name="T5">100</text:span> <text:s text:c="2"/>FN: <text:span text:style-name="T2">0</text:span></text:p>
            <text:p text:style-name="P15">FP: <text:span text:style-name="T3">0</text:span> <text:s text:c="2"/>TN: <text:span text:style-name="T5">100</text:span></text:p>
            <text:p text:style-name="P15"/>
            <text:p text:style-name="P12">good <text:span text:style-name="T2">recall </text:span>and precision.</text:p>
          </table:table-cell>
        </table:table-row>
        <table:table-row>
          <table:table-cell table:style-name="Table1.A2" office:value-type="string">
            <text:p text:style-name="P18">1.5_6</text:p>
            <text:p text:style-name="P18">Case 1.5</text:p>
          </table:table-cell>
          <table:table-cell table:style-name="Table1.A2" office:value-type="string">
            <text:p text:style-name="P18">M1</text:p>
          </table:table-cell>
          <table:table-cell table:style-name="Table1.A2" office:value-type="string">
            <text:p text:style-name="P18">D1.5</text:p>
          </table:table-cell>
          <table:table-cell table:style-name="Table1.A2" office:value-type="string">
            <text:p text:style-name="P5">Inductive Miner with positive labels</text:p>
            <text:p text:style-name="P17">Assign Df: 0.<text:span text:style-name="T5">2</text:span></text:p>
            <text:p text:style-name="P17">Weight: <text:span text:style-name="T5">1.0</text:span>, 1.0 , 1.0</text:p>
          </table:table-cell>
          <table:table-cell table:style-name="Table1.A2" office:value-type="string">
            <text:p text:style-name="P18">R1.5</text:p>
          </table:table-cell>
          <table:table-cell table:style-name="Table1.F2" office:value-type="string">
            <text:p text:style-name="P19"><text:span text:style-name="T3">New </text:span>Model: </text:p>
            <text:p text:style-name="P19">TP: <text:span text:style-name="T5">55</text:span> <text:s text:c="2"/>FN: <text:span text:style-name="T2">0</text:span></text:p>
            <text:p text:style-name="P19">FP: <text:span text:style-name="T3">0</text:span> <text:s text:c="2"/>TN: <text:span text:style-name="T5">55</text:span></text:p>
            <text:p text:style-name="P19"/>
            <text:p text:style-name="P13">good <text:span text:style-name="T2">recall </text:span>and precision.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8"/>
          </table:table-cell>
          <table:table-cell table:style-name="Table1.F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8"/>
          </table:table-cell>
          <table:table-cell table:style-name="Table1.F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8"/>
          </table:table-cell>
          <table:table-cell table:style-name="Table1.F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8"/>
          </table:table-cell>
          <table:table-cell table:style-name="Table1.F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8"/>
          </table:table-cell>
          <table:table-cell table:style-name="Table1.F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8"/>
          </table:table-cell>
          <table:table-cell table:style-name="Table1.F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8"/>
          </table:table-cell>
          <table:table-cell table:style-name="Table1.F2" office:value-type="string">
            <text:p text:style-name="P19"/>
          </table:table-cell>
        </table:table-row>
      </table:table>
      <text:p text:style-name="P2"/>
      <text:p text:style-name="P2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4:19:08.336049481</meta:creation-date>
    <dc:date>2018-10-04T19:09:09.274502536</dc:date>
    <meta:editing-duration>PT4H17M29S</meta:editing-duration>
    <meta:editing-cycles>5</meta:editing-cycles>
    <meta:generator>LibreOffice/6.0.3.2$Linux_X86_64 LibreOffice_project/00m0$Build-2</meta:generator>
    <meta:document-statistic meta:table-count="1" meta:image-count="0" meta:object-count="0" meta:page-count="1" meta:paragraph-count="48" meta:word-count="134" meta:character-count="660" meta:non-whitespace-character-count="556"/>
  </office:meta>
</office:document-meta>
</file>